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b09dc" officeooo:paragraph-rsid="001b09dc" style:font-weight-asian="bold" style:font-weight-complex="bold"/>
    </style:style>
    <style:style style:name="P2" style:family="paragraph" style:parent-style-name="Standard">
      <style:text-properties fo:font-size="12pt" style:text-underline-style="none" fo:font-weight="normal" officeooo:rsid="001b09dc" officeooo:paragraph-rsid="001b09dc" style:font-weight-asian="normal" style:font-weight-complex="normal"/>
    </style:style>
    <style:style style:name="T1" style:family="text">
      <style:text-properties fo:font-size="12pt" style:text-underline-style="none" fo:font-weight="normal" officeooo:rsid="001b09d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QROSS project</text:p>
      <text:p text:style-name="P1"/>
      <text:p text:style-name="P2">I. Results and findings from QROSS project:<text:span text:style-name="T1"/></text:p>
      <text:p text:style-name="P2">II. Results and findings from Chaitanya Joshi paper:<text:span text:style-name="T1"/></text:p>
      <text:p text:style-name="P2">III. Results and findings from VP Dwivedi paper:</text:p>
      <text:p text:style-name="P2">IV. Results and findings from Laplacian Eigenmap paper:</text:p>
      <text:p text:style-name="P2">V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9:03:39.273777411</meta:creation-date>
    <dc:date>2024-09-13T19:05:46.876360363</dc:date>
    <meta:editing-duration>PT2M10S</meta:editing-duration>
    <meta:editing-cycles>1</meta:editing-cycles>
    <meta:document-statistic meta:table-count="0" meta:image-count="0" meta:object-count="0" meta:page-count="1" meta:paragraph-count="6" meta:word-count="36" meta:character-count="224" meta:non-whitespace-character-count="193"/>
    <meta:generator>LibreOffice/24.2.5.2$Linux_X86_64 LibreOffice_project/420$Build-2</meta:generator>
  </office:meta>
</office:document-meta>
</file>